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erif CJK TC" svg:font-family="'Noto Serif CJK TC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P1" style:family="paragraph" style:parent-style-name="Standard">
      <style:text-properties officeooo:rsid="0003b8a0" officeooo:paragraph-rsid="0003b8a0"/>
    </style:style>
    <style:style style:name="T1" style:family="text">
      <style:text-properties fo:color="#c921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Hello <text:span text:style-name="T1">world</text:span></text:h>
      <text:p text:style-name="P1">OK, It’s work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erif CJK TC" svg:font-family="'Noto Serif CJK TC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TC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TC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08T12:29:55.876000000</meta:creation-date>
    <dc:date>2019-09-08T12:31:15.366000000</dc:date>
    <meta:editing-duration>PT51S</meta:editing-duration>
    <meta:editing-cycles>2</meta:editing-cycles>
    <meta:generator>LibreOffice/6.3.1.2$Windows_X86_64 LibreOffice_project/b79626edf0065ac373bd1df5c28bd630b4424273</meta:generator>
    <meta:document-statistic meta:table-count="0" meta:image-count="0" meta:object-count="0" meta:page-count="1" meta:paragraph-count="2" meta:word-count="5" meta:character-count="25" meta:non-whitespace-character-count="22"/>
  </office:meta>
</office:document-meta>
</file>